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ApplicationContextMulticasterTests.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ApplicationContextMulticasterTests.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ApplicationContextMulticasterTests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stApplicationEventMulticaster.multicastEvent( ApplicationEvent event , @ Nullable ResolvableType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